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CSBlib/dialog-lb.xml" manifest:media-type="text/xml"/>
  <manifest:file-entry manifest:full-path="Dialogs/CSBlib/DialogCSB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CSBlib/script-lb.xml" manifest:media-type="text/xml"/>
  <manifest:file-entry manifest:full-path="Basic/CSBlib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Entidad</text:p>
          </table:table-cell>
          <table:table-cell table:style-name="ce4" office:value-type="float" office:value="1234" calcext:value-type="float">
            <text:p>1234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Oficina</text:p>
          </table:table-cell>
          <table:table-cell table:style-name="ce4" office:value-type="float" office:value="5678" calcext:value-type="float">
            <text:p>567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Cuenta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1234</text:p>
          </table:table-cell>
          <table:table-cell table:style-name="ce2" office:value-type="string" calcext:value-type="string">
            <text:p>5678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2345678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4" office:value-type="string" calcext:value-type="string">
            <text:p>18/02/2015</text:p>
          </table:table-cell>
          <table:table-cell table:number-columns-repeated="10"/>
          <table:table-cell office:value-type="float" office:value="21" calcext:value-type="float">
            <text:p>21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3" office:value-type="string" calcext:value-type="string">
            <text:p>Salida en el fichero: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 office:value-type="string" calcext:value-type="string">
            <text:p>Fichero generado correctamente a las Sat Mar 28 19:23:05 PDT 2015</text:p>
          </table:table-cell>
          <table:table-cell table:style-name="Default"/>
          <table:table-cell table:number-columns-repeated="11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table:style-name="Default" office:value-type="string" calcext:value-type="string">
            <text:p>Entidad</text:p>
          </table:table-cell>
          <table:table-cell table:style-name="Default" office:value-type="string" calcext:value-type="string">
            <text:p>Oficina</text:p>
          </table:table-cell>
          <table:table-cell table:style-name="Default"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5678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18:56:00.16447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28T19:26:20.210206925</dc:date>
    <meta:editing-duration>PT2H41M45S</meta:editing-duration>
    <meta:editing-cycles>45</meta:editing-cycles>
    <meta:generator>LibreOffice/4.2.7.2$Linux_X86_64 LibreOffice_project/420m0$Build-2</meta:generator>
    <meta:document-statistic meta:table-count="2" meta:cell-count="82" meta:object-count="0"/>
  </office:meta>
</office:document-meta>
</file>

<file path=Basic/CSBlib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 
Sub Main
 	 DialogLibraries.LoadLibrary("Standard")
    oDialog1 = CreateUnoDialog( DialogLibraries.CSBlib.DialogCSB )
    oDialog1.Execute()
End Sub
Sub Dialog1Show

End Sub
</script:module>
</file>

<file path=Basic/CSBlib/script-lb.xml><?xml version="1.0" encoding="utf-8"?>
<!DOCTYPE library  PUBLIC '-//OpenOffice.org//DTD OfficeDocument 1.0//EN'  'library.dtd'>
<library:library xmlns:library="http://openoffice.org/2000/library" library:name="CSBlib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CSBlib" library:link="false"/>
  <library:library library:name="Standard" library:link="false"/>
</library:libraries>
</file>

<file path=Dialogs/CSBlib/DialogCSB.xml><?xml version="1.0" encoding="utf-8"?>
<!DOCTYPE window  PUBLIC '-//OpenOffice.org//DTD OfficeDocument 1.0//EN'  'dialog.dtd'>
<dlg:window xmlns:dlg="http://openoffice.org/2000/dialog" xmlns:script="http://openoffice.org/2000/script" dlg:id="DialogCSB" dlg:left="101" dlg:top="61" dlg:width="149" dlg:height="129" dlg:closeable="true" dlg:moveable="true">
  <dlg:bulletinboard>
    <dlg:button dlg:id="Generate" dlg:tab-index="0" dlg:left="40" dlg:top="59" dlg:width="75" dlg:height="39" dlg:value="GenerateCSB"/>
  </dlg:bulletinboard>
</dlg:window>
</file>

<file path=Dialogs/CSBlib/dialog-lb.xml><?xml version="1.0" encoding="utf-8"?>
<!DOCTYPE library  PUBLIC '-//OpenOffice.org//DTD OfficeDocument 1.0//EN'  'library.dtd'>
<library:library xmlns:library="http://openoffice.org/2000/library" library:name="CSBlib" library:readonly="false" library:passwordprotected="false">
  <library:element library:name="DialogCSB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CSBlib" library:link="false"/>
  <library:library library:name="Standard" library:link="false"/>
</library:libraries>
</file>